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he JS calculator works:</text:p>
      <text:p text:style-name="Standard">The first thing that we need here is to find a way to return an A and B variable to run the operators with.To accomplish this, I created the A and B variables along with a toggle variable to determine when the number is assigned to the A or B Variable. </text:p>
      <text:p text:style-name="Standard">Toggle starts out at 0. </text:p>
      <text:p text:style-name="Standard">When toggle is equal to zero, the number assignment goes to variable A.</text:p>
      <text:p text:style-name="Standard">Once an operator button is pressed, 1 gets added to toggle.</text:p>
      <text:p text:style-name="Standard">When toggle is equal to 1, the variable assignment goes to B.</text:p>
      <text:p text:style-name="Standard">Once another operator or the equals button is pressed, 1 is added to toggle.</text:p>
      <text:p text:style-name="Standard">When toggle is equal to 2, variable A gets assigned to total and the new value goes to 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4:19:01</meta:creation-date>
    <dc:date>2015-12-27T14:30:26</dc:date>
    <meta:editing-duration>PT11M33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8" meta:word-count="130" meta:character-count="661"/>
  </office:meta>
</office:document-meta>
</file>